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3911"/>
    </style:style>
    <style:style style:name="P2" style:family="paragraph" style:parent-style-name="Standard">
      <style:text-properties officeooo:rsid="00073911" officeooo:paragraph-rsid="00073911"/>
    </style:style>
    <style:style style:name="P3" style:family="paragraph" style:parent-style-name="Standard">
      <style:text-properties officeooo:rsid="00092323" officeooo:paragraph-rsid="00092323"/>
    </style:style>
    <style:style style:name="P4" style:family="paragraph" style:parent-style-name="Standard">
      <style:text-properties officeooo:rsid="00092323" officeooo:paragraph-rsid="000aeca7"/>
    </style:style>
    <style:style style:name="P5" style:family="paragraph" style:parent-style-name="Standard">
      <style:text-properties officeooo:paragraph-rsid="00092323"/>
    </style:style>
    <style:style style:name="P6" style:family="paragraph" style:parent-style-name="Standard">
      <style:text-properties officeooo:paragraph-rsid="000aeca7"/>
    </style:style>
    <style:style style:name="P7" style:family="paragraph" style:parent-style-name="Standard">
      <style:text-properties officeooo:rsid="000db0fc" officeooo:paragraph-rsid="000db0fc"/>
    </style:style>
    <style:style style:name="P8" style:family="paragraph" style:parent-style-name="Standard">
      <style:text-properties officeooo:rsid="0005641d" officeooo:paragraph-rsid="0005641d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4d5156" fo:letter-spacing="normal" fo:font-weight="bold" style:font-weight-asian="bold" style:font-weight-complex="bold"/>
    </style:style>
    <style:style style:name="T3" style:family="text">
      <style:text-properties officeooo:rsid="0005641d"/>
    </style:style>
    <style:style style:name="T4" style:family="text">
      <style:text-properties officeooo:rsid="00073911"/>
    </style:style>
    <style:style style:name="T5" style:family="text">
      <style:text-properties fo:font-weight="normal" officeooo:rsid="00092323" style:font-weight-asian="normal" style:font-weight-complex="normal"/>
    </style:style>
    <style:style style:name="T6" style:family="text">
      <style:text-properties officeooo:rsid="00092323"/>
    </style:style>
    <style:style style:name="T7" style:family="text">
      <style:text-properties officeooo:rsid="000aeca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ccec"/>
    </style:style>
    <style:style style:name="T10" style:family="text">
      <style:text-properties officeooo:rsid="000e77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. Que condicao os conjuntos A e B devem satisfazer para que A - B = B - A? E para que A ∪ B = A ∩ B?</text:p>
      <text:p text:style-name="Standard"/>
      <text:p text:style-name="P8">Para ambas as perguntas a resposta é A=B:</text:p>
      <text:p text:style-name="P1"><text:span text:style-name="T3">Suponha que A=B.Então A ∩ B = A e <text:s/>A ∪ B = A. Assim, substituindo </text:span><text:span text:style-name="T4">A por <text:s/></text:span><text:span text:style-name="T3">A ∩ B </text:span><text:span text:style-name="T4">em </text:span><text:span text:style-name="T3"><text:s/>A ∪ B = A , </text:span><text:span text:style-name="T4">temos A ∪ B = A ∩ B.</text:span></text:p>
      <text:p text:style-name="P1"><text:span text:style-name="T4">Além disso, temos que <text:s/>A – B = A - ( A ∩ B). <text:s/></text:span><text:span text:style-name="T3">Assim, substituindo </text:span><text:span text:style-name="T4">A por <text:s/></text:span><text:span text:style-name="T3">A ∩ B </text:span><text:span text:style-name="T4">e B por A, temos que <text:s/>A – B = A - ( A ∩ B) &lt;=&gt; A – A = A – A &lt;=&gt; </text:span><text:span text:style-name="T1">Ø</text:span> <text:span text:style-name="T4">=</text:span><text:span text:style-name="T1">Ø</text:span> <text:s/>,<text:span text:style-name="T4">uma tautologia.<text:tab/></text:span></text:p>
      <text:p text:style-name="P1"/>
      <text:p text:style-name="P1"/>
      <text:p text:style-name="P1">31. Diga que propriedades, dentre reflexividade, simetria e transitividade, tem a rela<text:span text:style-name="T4">çã</text:span>o: {(x, y) ∈ N 2 | x <text:span text:style-name="T4">é</text:span> divis<text:span text:style-name="T4">í</text:span>vel por y}.</text:p>
      <text:p text:style-name="P1"/>
      <text:p text:style-name="P3">A relação pode ser interpretada como {(x, y) ∈ N 2 | x=n*y, n ∈ N}.Assim temos que :</text:p>
      <text:p text:style-name="P5"><text:span text:style-name="T4">A relação é reflexiva, </text:span><text:span text:style-name="T6">pois </text:span><text:span text:style-name="T7">seja</text:span><text:span text:style-name="T6"> x ∈ N, temos x=n*x, com n=1</text:span><text:span text:style-name="T4">.</text:span></text:p>
      <text:p text:style-name="P2">A relação não é simétrica, pois dando um contra exemplo, 15 é divisível por <text:span text:style-name="T6">5, mas 5 não é divisível por 15.</text:span></text:p>
      <text:p text:style-name="P5"><text:span text:style-name="T6">A relação é transitiva, pois </text:span><text:span text:style-name="T7">seja </text:span><text:span text:style-name="T6">x,y,z ∈ N, se <text:s/>x=n*y e y=m*z com n,m ∈ N ,então x=n*( m*z) &lt;=&gt;</text:span></text:p>
      <text:p text:style-name="P3">x=(n*m)*z, com n*m ∈ N.</text:p>
      <text:p text:style-name="P3"/>
      <text:p text:style-name="P3"/>
      <text:p text:style-name="P5"><text:span text:style-name="T6">33. Diga que propriedades, dentre reflexividade, simetria e transitividade, tem a rela</text:span><text:span text:style-name="T7">çã</text:span><text:span text:style-name="T6">o: {(x, y) ∈ R 2 |x − y </text:span><text:span text:style-name="T7">é</text:span><text:span text:style-name="T6"> um inteiro}.</text:span></text:p>
      <text:p text:style-name="P3"/>
      <text:p text:style-name="P6"><text:span text:style-name="T4">A relação é reflexiva, </text:span><text:span text:style-name="T6">pois para x ∈ N, temos </text:span><text:span text:style-name="T7">x</text:span><text:span text:style-name="T6">-</text:span><text:span text:style-name="T7">x=0</text:span><text:span text:style-name="T6">, </text:span><text:span text:style-name="T7">0 </text:span><text:span text:style-name="T6">∈ N</text:span></text:p>
      <text:p text:style-name="P6"><text:span text:style-name="T4">A relação não é simétrica, pois dando um contra exemplo, 15-</text:span><text:span text:style-name="T6">5</text:span><text:span text:style-name="T7">=10</text:span><text:span text:style-name="T6">, </text:span><text:span text:style-name="T7">10 </text:span><text:span text:style-name="T6">∈ N, mas 5-15</text:span><text:span text:style-name="T7">=-10, -10 </text:span><text:span text:style-name="T2">∉</text:span><text:span text:style-name="T8"> </text:span><text:span text:style-name="T5">N</text:span><text:span text:style-name="T6">.</text:span></text:p>
      <text:p text:style-name="P6"><text:span text:style-name="T6">A relação é transitiva, pois </text:span><text:span text:style-name="T7">seja </text:span><text:span text:style-name="T6">x,y,z ∈ N, se <text:s/>x-y</text:span><text:span text:style-name="T7">=n</text:span><text:span text:style-name="T6"> e </text:span><text:span text:style-name="T7">y-</text:span><text:span text:style-name="T6">z</text:span><text:span text:style-name="T7">=m, </text:span><text:span text:style-name="T6">com n,m ∈ N ,então x-y</text:span><text:span text:style-name="T7">=n</text:span><text:span text:style-name="T6"> &lt;=&gt;</text:span></text:p>
      <text:p text:style-name="P4">x-<text:span text:style-name="T7">(m+z)=n</text:span> <text:span text:style-name="T9">&lt;=&gt; x-</text:span><text:span text:style-name="T10">z</text:span><text:span text:style-name="T9">=m+</text:span><text:span text:style-name="T10">n</text:span>, com n<text:span text:style-name="T9">+</text:span>m ∈ N.</text:p>
      <text:p text:style-name="P4"/>
      <text:p text:style-name="P4"/>
      <text:p text:style-name="P7">Arquivo Fonte : https://github.com/reicavera/LF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11:22:28.043000000</meta:creation-date>
    <dc:date>2021-04-06T13:09:34.369000000</dc:date>
    <meta:editing-duration>PT6M29S</meta:editing-duration>
    <meta:editing-cycles>3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16" meta:word-count="309" meta:character-count="1380" meta:non-whitespace-character-count="1072"/>
  </office:meta>
</office:document-meta>
</file>